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7.06mm"/>
    </style:style>
    <style:style style:name="co5" style:family="table-column">
      <style:table-column-properties fo:break-before="auto" style:column-width="15.19mm"/>
    </style:style>
    <style:style style:name="co6" style:family="table-column">
      <style:table-column-properties fo:break-before="auto" style:column-width="5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bmCommonSetting-StaffBaseRankRange" table:style-name="ta1">
        <table:shapes>
          <draw:frame draw:z-index="0" draw:style-name="gr1" draw:text-style-name="P1" svg:width="160.11mm" svg:height="90.04mm" svg:x="227.89mm" svg:y="488.21mm">
            <draw:object draw:notify-on-update-of-ranges="'MbmCommonSetting-StaffBaseRankRange'.A1:'MbmCommonSetting-StaffBaseRankRange'.A1 'MbmCommonSetting-StaffBaseRankRange'.A2:'MbmCommonSetting-StaffBaseRankRange'.A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9.43mm" svg:height="181.04mm" svg:x="188.58mm" svg:y="249.51mm">
            <draw:object draw:notify-on-update-of-ranges="'MbmCommonSetting-StaffBaseRankRange'.A2:'MbmCommonSetting-StaffBaseRankRange'.A88 'MbmCommonSetting-StaffBaseRankRange'.B1:'MbmCommonSetting-StaffBaseRankRange'.B1 'MbmCommonSetting-StaffBaseRankRange'.B2:'MbmCommonSetting-StaffBaseRankRange'.B88 'MbmCommonSetting-StaffBaseRankRange'.A2:'MbmCommonSetting-StaffBaseRankRange'.A88 'MbmCommonSetting-StaffBaseRankRange'.C1:'MbmCommonSetting-StaffBaseRankRange'.C1 'MbmCommonSetting-StaffBaseRankRange'.C2:'MbmCommonSetting-StaffBaseRankRange'.C88 'MbmCommonSetting-StaffBaseRankRange'.A2:'MbmCommonSetting-StaffBaseRankRange'.A88 'MbmCommonSetting-StaffBaseRankRange'.D1:'MbmCommonSetting-StaffBaseRankRange'.D1 'MbmCommonSetting-StaffBaseRankRange'.D2:'MbmCommonSetting-StaffBaseRankRange'.D88 'MbmCommonSetting-StaffBaseRankRange'.A2:'MbmCommonSetting-StaffBaseRankRange'.A88 'MbmCommonSetting-StaffBaseRankRange'.E1:'MbmCommonSetting-StaffBaseRankRange'.E1 'MbmCommonSetting-StaffBaseRankRange'.E2:'MbmCommonSetting-StaffBaseRankRange'.E88 'MbmCommonSetting-StaffBaseRankRange'.A2:'MbmCommonSetting-StaffBaseRankRange'.A88 'MbmCommonSetting-StaffBaseRankRange'.F1:'MbmCommonSetting-StaffBaseRankRange'.F1 'MbmCommonSetting-StaffBaseRankRange'.F2:'MbmCommonSetting-StaffBaseRankRange'.F88 'MbmCommonSetting-StaffBaseRankRange'.A2:'MbmCommonSetting-StaffBaseRankRange'.A88 'MbmCommonSetting-StaffBaseRankRange'.G1:'MbmCommonSetting-StaffBaseRankRange'.G1 'MbmCommonSetting-StaffBaseRankRange'.G2:'MbmCommonSetting-StaffBaseRankRange'.G88 'MbmCommonSetting-StaffBaseRankRange'.A2:'MbmCommonSetting-StaffBaseRankRange'.A88 'MbmCommonSetting-StaffBaseRankRange'.H1:'MbmCommonSetting-StaffBaseRankRange'.H1 'MbmCommonSetting-StaffBaseRankRange'.H2:'MbmCommonSetting-StaffBaseRankRange'.H88 'MbmCommonSetting-StaffBaseRankRange'.A2:'MbmCommonSetting-StaffBaseRankRange'.A88 'MbmCommonSetting-StaffBaseRankRange'.I1:'MbmCommonSetting-StaffBaseRankRange'.I1 'MbmCommonSetting-StaffBaseRankRange'.I2:'MbmCommonSetting-StaffBaseRankRange'.I88 'MbmCommonSetting-StaffBaseRankRange'.A2:'MbmCommonSetting-StaffBaseRankRange'.A88 'MbmCommonSetting-StaffBaseRankRange'.J1:'MbmCommonSetting-StaffBaseRankRange'.J1 'MbmCommonSetting-StaffBaseRankRange'.J2:'MbmCommonSetting-StaffBaseRankRange'.J88 'MbmCommonSetting-StaffBaseRankRange'.A2:'MbmCommonSetting-StaffBaseRankRange'.A88 'MbmCommonSetting-StaffBaseRankRange'.K1:'MbmCommonSetting-StaffBaseRankRange'.K1 'MbmCommonSetting-StaffBaseRankRange'.K2:'MbmCommonSetting-StaffBaseRankRange'.K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81.78mm" svg:height="219.06mm" svg:x="177.3mm" svg:y="4.31mm">
            <draw:object draw:notify-on-update-of-ranges="'MbmCommonSetting-StaffBaseRankRange'.A2:'MbmCommonSetting-StaffBaseRankRange'.A88 'MbmCommonSetting-StaffBaseRankRange'.Q2:'MbmCommonSetting-StaffBaseRankRange'.Q53 'MbmCommonSetting-StaffBaseRankRange'.B1:'MbmCommonSetting-StaffBaseRankRange'.B1 'MbmCommonSetting-StaffBaseRankRange'.B2:'MbmCommonSetting-StaffBaseRankRange'.B88 'MbmCommonSetting-StaffBaseRankRange'.C1:'MbmCommonSetting-StaffBaseRankRange'.C1 'MbmCommonSetting-StaffBaseRankRange'.C2:'MbmCommonSetting-StaffBaseRankRange'.C88 'MbmCommonSetting-StaffBaseRankRange'.D1:'MbmCommonSetting-StaffBaseRankRange'.D1 'MbmCommonSetting-StaffBaseRankRange'.D2:'MbmCommonSetting-StaffBaseRankRange'.D88 'MbmCommonSetting-StaffBaseRankRange'.E1:'MbmCommonSetting-StaffBaseRankRange'.E1 'MbmCommonSetting-StaffBaseRankRange'.E2:'MbmCommonSetting-StaffBaseRankRange'.E88 'MbmCommonSetting-StaffBaseRankRange'.F1:'MbmCommonSetting-StaffBaseRankRange'.F1 'MbmCommonSetting-StaffBaseRankRange'.F2:'MbmCommonSetting-StaffBaseRankRange'.F88 'MbmCommonSetting-StaffBaseRankRange'.G1:'MbmCommonSetting-StaffBaseRankRange'.G1 'MbmCommonSetting-StaffBaseRankRange'.G2:'MbmCommonSetting-StaffBaseRankRange'.G88 'MbmCommonSetting-StaffBaseRankRange'.H1:'MbmCommonSetting-StaffBaseRankRange'.H1 'MbmCommonSetting-StaffBaseRankRange'.H2:'MbmCommonSetting-StaffBaseRankRange'.H88 'MbmCommonSetting-StaffBaseRankRange'.I1:'MbmCommonSetting-StaffBaseRankRange'.I1 'MbmCommonSetting-StaffBaseRankRange'.I2:'MbmCommonSetting-StaffBaseRankRange'.I88 'MbmCommonSetting-StaffBaseRankRange'.J1:'MbmCommonSetting-StaffBaseRankRange'.J1 'MbmCommonSetting-StaffBaseRankRange'.J2:'MbmCommonSetting-StaffBaseRankRange'.J88 'MbmCommonSetting-StaffBaseRankRange'.K1:'MbmCommonSetting-StaffBaseRankRange'.K1 'MbmCommonSetting-StaffBaseRankRange'.K2:'MbmCommonSetting-StaffBaseRankRange'.K8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otalSectionL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p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" office:value-type="float" office:value="2.71828" calcext:value-type="float">
            <text:p>2.7182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([.$N$2]*[.$M$2])-((([.A2]-[.$O$2])^2)/(2*[.$P$2])^2)" office:value-type="float" office:value="126.914" calcext:value-type="float">
            <text:p>126.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/>
          <table:table-cell table:formula="of:=([.$N$2]*[.$M$2])-((([.A3]-[.$O$2])^2)/(2*[.$P$2])^2)" office:value-type="float" office:value="127.2115" calcext:value-type="float">
            <text:p>127.2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/>
          <table:table-cell table:formula="of:=([.$N$2]*[.$M$2])-((([.A4]-[.$O$2])^2)/(2*[.$P$2])^2)" office:value-type="float" office:value="127.504" calcext:value-type="float">
            <text:p>127.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/>
          <table:table-cell table:formula="of:=([.$N$2]*[.$M$2])-((([.A5]-[.$O$2])^2)/(2*[.$P$2])^2)" office:value-type="float" office:value="127.7915" calcext:value-type="float">
            <text:p>127.79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formula="of:=([.$N$2]*[.$M$2])-((([.A6]-[.$O$2])^2)/(2*[.$P$2])^2)" office:value-type="float" office:value="128.074" calcext:value-type="float">
            <text:p>128.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formula="of:=([.$N$2]*[.$M$2])-((([.A7]-[.$O$2])^2)/(2*[.$P$2])^2)" office:value-type="float" office:value="128.3515" calcext:value-type="float">
            <text:p>128.3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formula="of:=([.$N$2]*[.$M$2])-((([.A8]-[.$O$2])^2)/(2*[.$P$2])^2)" office:value-type="float" office:value="128.624" calcext:value-type="float">
            <text:p>128.6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9]-[.$O$2])^2)/(2*[.$P$2])^2)" office:value-type="float" office:value="128.8915" calcext:value-type="float">
            <text:p>128.89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10]-[.$O$2])^2)/(2*[.$P$2])^2)" office:value-type="float" office:value="129.154" calcext:value-type="float">
            <text:p>129.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11]-[.$O$2])^2)/(2*[.$P$2])^2)" office:value-type="float" office:value="129.664" calcext:value-type="float">
            <text:p>129.6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12]-[.$O$2])^2)/(2*[.$P$2])^2)" office:value-type="float" office:value="130.154" calcext:value-type="float">
            <text:p>130.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13]-[.$O$2])^2)/(2*[.$P$2])^2)" office:value-type="float" office:value="130.624" calcext:value-type="float">
            <text:p>130.6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14]-[.$O$2])^2)/(2*[.$P$2])^2)" office:value-type="float" office:value="132.1115" calcext:value-type="float">
            <text:p>132.11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15]-[.$O$2])^2)/(2*[.$P$2])^2)" office:value-type="float" office:value="133.354" calcext:value-type="float">
            <text:p>133.3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16]-[.$O$2])^2)/(2*[.$P$2])^2)" office:value-type="float" office:value="134.3515" calcext:value-type="float">
            <text:p>134.35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17]-[.$O$2])^2)/(2*[.$P$2])^2)" office:value-type="float" office:value="135.104" calcext:value-type="float">
            <text:p>135.1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18]-[.$O$2])^2)/(2*[.$P$2])^2)" office:value-type="float" office:value="135.6115" calcext:value-type="float">
            <text:p>135.61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19]-[.$O$2])^2)/(2*[.$P$2])^2)" office:value-type="float" office:value="135.874" calcext:value-type="float">
            <text:p>135.8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formula="of:=([.$N$2]*[.$M$2])-((([.A20]-[.$O$2])^2)/(2*[.$P$2])^2)" office:value-type="float" office:value="135.8915" calcext:value-type="float">
            <text:p>135.89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table:formula="of:=([.$N$2]*[.$M$2])-((([.A21]-[.$O$2])^2)/(2*[.$P$2])^2)" office:value-type="float" office:value="135.664" calcext:value-type="float">
            <text:p>135.6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table:formula="of:=([.$N$2]*[.$M$2])-((([.A22]-[.$O$2])^2)/(2*[.$P$2])^2)" office:value-type="float" office:value="135.1915" calcext:value-type="float">
            <text:p>135.19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table:formula="of:=([.$N$2]*[.$M$2])-((([.A23]-[.$O$2])^2)/(2*[.$P$2])^2)" office:value-type="float" office:value="134.474" calcext:value-type="float">
            <text:p>134.4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table:formula="of:=([.$N$2]*[.$M$2])-((([.A24]-[.$O$2])^2)/(2*[.$P$2])^2)" office:value-type="float" office:value="133.5115" calcext:value-type="float">
            <text:p>133.51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table:formula="of:=([.$N$2]*[.$M$2])-((([.A25]-[.$O$2])^2)/(2*[.$P$2])^2)" office:value-type="float" office:value="132.304" calcext:value-type="float">
            <text:p>132.3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table:formula="of:=([.$N$2]*[.$M$2])-((([.A26]-[.$O$2])^2)/(2*[.$P$2])^2)" office:value-type="float" office:value="130.8515" calcext:value-type="float">
            <text:p>130.85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table:formula="of:=([.$N$2]*[.$M$2])-((([.A27]-[.$O$2])^2)/(2*[.$P$2])^2)" office:value-type="float" office:value="129.154" calcext:value-type="float">
            <text:p>129.1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28]-[.$O$2])^2)/(2*[.$P$2])^2)" office:value-type="float" office:value="127.2115" calcext:value-type="float">
            <text:p>127.21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29]-[.$O$2])^2)/(2*[.$P$2])^2)" office:value-type="float" office:value="125.024" calcext:value-type="float">
            <text:p>125.0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30]-[.$O$2])^2)/(2*[.$P$2])^2)" office:value-type="float" office:value="122.5915" calcext:value-type="float">
            <text:p>122.59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31]-[.$O$2])^2)/(2*[.$P$2])^2)" office:value-type="float" office:value="119.914" calcext:value-type="float">
            <text:p>119.9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32]-[.$O$2])^2)/(2*[.$P$2])^2)" office:value-type="float" office:value="116.9915" calcext:value-type="float">
            <text:p>116.99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33]-[.$O$2])^2)/(2*[.$P$2])^2)" office:value-type="float" office:value="113.824" calcext:value-type="float">
            <text:p>113.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34]-[.$O$2])^2)/(2*[.$P$2])^2)" office:value-type="float" office:value="110.4115" calcext:value-type="float">
            <text:p>110.41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35]-[.$O$2])^2)/(2*[.$P$2])^2)" office:value-type="float" office:value="106.754" calcext:value-type="float">
            <text:p>106.7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36]-[.$O$2])^2)/(2*[.$P$2])^2)" office:value-type="float" office:value="102.8515" calcext:value-type="float">
            <text:p>102.85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37]-[.$O$2])^2)/(2*[.$P$2])^2)" office:value-type="float" office:value="98.704" calcext:value-type="float">
            <text:p>98.7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38]-[.$O$2])^2)/(2*[.$P$2])^2)" office:value-type="float" office:value="94.3115" calcext:value-type="float">
            <text:p>94.31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39]-[.$O$2])^2)/(2*[.$P$2])^2)" office:value-type="float" office:value="89.674" calcext:value-type="float">
            <text:p>89.67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formula="of:=([.$N$2]*[.$M$2])-((([.A40]-[.$O$2])^2)/(2*[.$P$2])^2)" office:value-type="float" office:value="84.7915" calcext:value-type="float">
            <text:p>84.79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([.$N$2]*[.$M$2])-((([.A41]-[.$O$2])^2)/(2*[.$P$2])^2)" office:value-type="float" office:value="79.664" calcext:value-type="float">
            <text:p>79.6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([.$N$2]*[.$M$2])-((([.A42]-[.$O$2])^2)/(2*[.$P$2])^2)" office:value-type="float" office:value="74.2915" calcext:value-type="float">
            <text:p>74.29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([.$N$2]*[.$M$2])-((([.A43]-[.$O$2])^2)/(2*[.$P$2])^2)" office:value-type="float" office:value="68.674" calcext:value-type="float">
            <text:p>68.67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([.$N$2]*[.$M$2])-((([.A44]-[.$O$2])^2)/(2*[.$P$2])^2)" office:value-type="float" office:value="62.8115" calcext:value-type="float">
            <text:p>62.81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([.$N$2]*[.$M$2])-((([.A45]-[.$O$2])^2)/(2*[.$P$2])^2)" office:value-type="float" office:value="56.704" calcext:value-type="float">
            <text:p>56.70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([.$N$2]*[.$M$2])-((([.A46]-[.$O$2])^2)/(2*[.$P$2])^2)" office:value-type="float" office:value="50.3515" calcext:value-type="float">
            <text:p>50.35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([.$N$2]*[.$M$2])-((([.A47]-[.$O$2])^2)/(2*[.$P$2])^2)" office:value-type="float" office:value="43.754" calcext:value-type="float">
            <text:p>43.7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([.$N$2]*[.$M$2])-((([.A48]-[.$O$2])^2)/(2*[.$P$2])^2)" office:value-type="float" office:value="36.9115" calcext:value-type="float">
            <text:p>36.91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([.$N$2]*[.$M$2])-((([.A49]-[.$O$2])^2)/(2*[.$P$2])^2)" office:value-type="float" office:value="29.824" calcext:value-type="float">
            <text:p>29.82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([.$N$2]*[.$M$2])-((([.A50]-[.$O$2])^2)/(2*[.$P$2])^2)" office:value-type="float" office:value="22.4915" calcext:value-type="float">
            <text:p>22.49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51]-[.$O$2])^2)/(2*[.$P$2])^2)" office:value-type="float" office:value="14.914" calcext:value-type="float">
            <text:p>14.9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52]-[.$O$2])^2)/(2*[.$P$2])^2)" office:value-type="float" office:value="7.0915" calcext:value-type="float">
            <text:p>7.09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53]-[.$O$2])^2)/(2*[.$P$2])^2)" office:value-type="float" office:value="-0.975999999999999" calcext:value-type="float">
            <text:p>-0.9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54]-[.$O$2])^2)/(2*[.$P$2])^2)" office:value-type="float" office:value="-9.2885" calcext:value-type="float">
            <text:p>-9.288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55]-[.$O$2])^2)/(2*[.$P$2])^2)" office:value-type="float" office:value="-17.846" calcext:value-type="float">
            <text:p>-17.84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56]-[.$O$2])^2)/(2*[.$P$2])^2)" office:value-type="float" office:value="-26.6485" calcext:value-type="float">
            <text:p>-26.648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57]-[.$O$2])^2)/(2*[.$P$2])^2)" office:value-type="float" office:value="-35.696" calcext:value-type="float">
            <text:p>-35.69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58]-[.$O$2])^2)/(2*[.$P$2])^2)" office:value-type="float" office:value="-44.9885" calcext:value-type="float">
            <text:p>-44.988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59]-[.$O$2])^2)/(2*[.$P$2])^2)" office:value-type="float" office:value="-54.526" calcext:value-type="float">
            <text:p>-54.5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60]-[.$O$2])^2)/(2*[.$P$2])^2)" office:value-type="float" office:value="-64.3085" calcext:value-type="float">
            <text:p>-64.308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61]-[.$O$2])^2)/(2*[.$P$2])^2)" office:value-type="float" office:value="-74.336" calcext:value-type="float">
            <text:p>-74.33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62]-[.$O$2])^2)/(2*[.$P$2])^2)" office:value-type="float" office:value="-84.6085" calcext:value-type="float">
            <text:p>-84.608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63]-[.$O$2])^2)/(2*[.$P$2])^2)" office:value-type="float" office:value="-95.126" calcext:value-type="float">
            <text:p>-95.12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64]-[.$O$2])^2)/(2*[.$P$2])^2)" office:value-type="float" office:value="-105.8885" calcext:value-type="float">
            <text:p>-105.888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65]-[.$O$2])^2)/(2*[.$P$2])^2)" office:value-type="float" office:value="-116.896" calcext:value-type="float">
            <text:p>-116.89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66]-[.$O$2])^2)/(2*[.$P$2])^2)" office:value-type="float" office:value="-128.1485" calcext:value-type="float">
            <text:p>-128.148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67]-[.$O$2])^2)/(2*[.$P$2])^2)" office:value-type="float" office:value="-139.646" calcext:value-type="float">
            <text:p>-139.64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68]-[.$O$2])^2)/(2*[.$P$2])^2)" office:value-type="float" office:value="-151.3885" calcext:value-type="float">
            <text:p>-151.388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69]-[.$O$2])^2)/(2*[.$P$2])^2)" office:value-type="float" office:value="-163.376" calcext:value-type="float">
            <text:p>-163.37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70]-[.$O$2])^2)/(2*[.$P$2])^2)" office:value-type="float" office:value="-175.6085" calcext:value-type="float">
            <text:p>-175.608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71]-[.$O$2])^2)/(2*[.$P$2])^2)" office:value-type="float" office:value="-188.086" calcext:value-type="float">
            <text:p>-188.08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72]-[.$O$2])^2)/(2*[.$P$2])^2)" office:value-type="float" office:value="-200.8085" calcext:value-type="float">
            <text:p>-200.808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73]-[.$O$2])^2)/(2*[.$P$2])^2)" office:value-type="float" office:value="-213.776" calcext:value-type="float">
            <text:p>-213.77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74]-[.$O$2])^2)/(2*[.$P$2])^2)" office:value-type="float" office:value="-226.9885" calcext:value-type="float">
            <text:p>-226.988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75]-[.$O$2])^2)/(2*[.$P$2])^2)" office:value-type="float" office:value="-240.446" calcext:value-type="float">
            <text:p>-240.44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76]-[.$O$2])^2)/(2*[.$P$2])^2)" office:value-type="float" office:value="-254.1485" calcext:value-type="float">
            <text:p>-254.148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77]-[.$O$2])^2)/(2*[.$P$2])^2)" office:value-type="float" office:value="-388.496" calcext:value-type="float">
            <text:p>-388.49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78]-[.$O$2])^2)/(2*[.$P$2])^2)" office:value-type="float" office:value="-524.576" calcext:value-type="float">
            <text:p>-524.57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79]-[.$O$2])^2)/(2*[.$P$2])^2)" office:value-type="float" office:value="-676.336" calcext:value-type="float">
            <text:p>-676.33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80]-[.$O$2])^2)/(2*[.$P$2])^2)" office:value-type="float" office:value="-843.776" calcext:value-type="float">
            <text:p>-843.77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81]-[.$O$2])^2)/(2*[.$P$2])^2)" office:value-type="float" office:value="-979.646" calcext:value-type="float">
            <text:p>-979.64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82]-[.$O$2])^2)/(2*[.$P$2])^2)" office:value-type="float" office:value="-1075.126" calcext:value-type="float">
            <text:p>-1075.12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83]-[.$O$2])^2)/(2*[.$P$2])^2)" office:value-type="float" office:value="-1174.526" calcext:value-type="float">
            <text:p>-1174.52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84]-[.$O$2])^2)/(2*[.$P$2])^2)" office:value-type="float" office:value="-1277.846" calcext:value-type="float">
            <text:p>-1277.8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85]-[.$O$2])^2)/(2*[.$P$2])^2)" office:value-type="float" office:value="-1385.086" calcext:value-type="float">
            <text:p>-1385.08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86]-[.$O$2])^2)/(2*[.$P$2])^2)" office:value-type="float" office:value="-1496.246" calcext:value-type="float">
            <text:p>-1496.24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87]-[.$O$2])^2)/(2*[.$P$2])^2)" office:value-type="float" office:value="-1553.296" calcext:value-type="float">
            <text:p>-1553.29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([.$N$2]*[.$M$2])-((([.A88]-[.$O$2])^2)/(2*[.$P$2])^2)" office:value-type="float" office:value="-1670.336" calcext:value-type="float">
            <text:p>-1670.336</text:p>
          </table:table-cell>
        </table:table-row>
      </table:table>
      <table:table table:name="Sheet2" table:style-name="ta1">
        <table:shapes>
          <draw:frame draw:z-index="0" draw:style-name="gr1" draw:text-style-name="P1" svg:width="227.16mm" svg:height="169.73mm" svg:x="229.96mm" svg:y="31.34mm">
            <draw:object draw:notify-on-update-of-ranges="Sheet2.C1:Sheet2.C4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A1]^[.B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[.A2]^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[.A3]^[.B3]" office:value-type="float" office:value="1.23114441334492" calcext:value-type="float">
            <text:p>1.2311444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formula="of:=[.A4]^[.B4]" office:value-type="float" office:value="1.55184557391536" calcext:value-type="float">
            <text:p>1.5518455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A5]^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formula="of:=[.A6]^[.B6]" office:value-type="float" office:value="2.62652780440377" calcext:value-type="float">
            <text:p>2.6265278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A7]^[.B7]" office:value-type="float" office:value="3.50514408640719" calcext:value-type="float">
            <text:p>3.5051440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formula="of:=[.A8]^[.B8]" office:value-type="float" office:value="4.74327639380337" calcext:value-type="float">
            <text:p>4.7432763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formula="of:=[.A9]^[.B9]" office:value-type="float" office:value="6.49801917084989" calcext:value-type="float">
            <text:p>6.4980191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10]^[.B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formula="of:=[.A11]^[.B11]" office:value-type="float" office:value="12.5892541179417" calcext:value-type="float">
            <text:p>12.58925411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table:formula="of:=[.A12]^[.B12]" office:value-type="float" office:value="17.769336928224" calcext:value-type="float">
            <text:p>17.7693369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formula="of:=[.A13]^[.B13]" office:value-type="float" office:value="25.2892307921337" calcext:value-type="float">
            <text:p>25.28923079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table:formula="of:=[.A14]^[.B14]" office:value-type="float" office:value="36.2677566665581" calcext:value-type="float">
            <text:p>36.26775666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A15]^[.B15]" office:value-type="float" office:value="52.3832034148352" calcext:value-type="float">
            <text:p>52.3832034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table:formula="of:=[.A16]^[.B16]" office:value-type="float" office:value="76.1633458798111" calcext:value-type="float">
            <text:p>76.1633458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table:formula="of:=[.A17]^[.B17]" office:value-type="float" office:value="111.430472101904" calcext:value-type="float">
            <text:p>111.43047210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table:formula="of:=[.A18]^[.B18]" office:value-type="float" office:value="163.986485559087" calcext:value-type="float">
            <text:p>163.98648555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table:formula="of:=[.A19]^[.B19]" office:value-type="float" office:value="242.670932899225" calcext:value-type="float">
            <text:p>242.6709328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A20]^[.B20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.1</text:p>
          </table:table-cell>
          <table:table-cell table:formula="of:=[.A21]^[.B21]" office:value-type="float" office:value="539.713139069425" calcext:value-type="float">
            <text:p>539.71313906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" calcext:value-type="float">
            <text:p>2.2</text:p>
          </table:table-cell>
          <table:table-cell table:formula="of:=[.A22]^[.B22]" office:value-type="float" office:value="810.741582678372" calcext:value-type="float">
            <text:p>810.74158267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.3</text:p>
          </table:table-cell>
          <table:table-cell table:formula="of:=[.A23]^[.B23]" office:value-type="float" office:value="1223.41039394737" calcext:value-type="float">
            <text:p>1223.41039394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.4</text:p>
          </table:table-cell>
          <table:table-cell table:formula="of:=[.A24]^[.B24]" office:value-type="float" office:value="1854.15828663765" calcext:value-type="float">
            <text:p>1854.15828663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formula="of:=[.A25]^[.B25]" office:value-type="float" office:value="2821.81218368622" calcext:value-type="float">
            <text:p>2821.81218368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.6</text:p>
          </table:table-cell>
          <table:table-cell table:formula="of:=[.A26]^[.B26]" office:value-type="float" office:value="4311.6551920663" calcext:value-type="float">
            <text:p>4311.65519206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" calcext:value-type="float">
            <text:p>2.7</text:p>
          </table:table-cell>
          <table:table-cell table:formula="of:=[.A27]^[.B27]" office:value-type="float" office:value="6613.44946770869" calcext:value-type="float">
            <text:p>6613.44946770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8" calcext:value-type="float">
            <text:p>2.8</text:p>
          </table:table-cell>
          <table:table-cell table:formula="of:=[.A28]^[.B28]" office:value-type="float" office:value="10181.6588104587" calcext:value-type="float">
            <text:p>10181.6588104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" calcext:value-type="float">
            <text:p>2.9</text:p>
          </table:table-cell>
          <table:table-cell table:formula="of:=[.A29]^[.B29]" office:value-type="float" office:value="15731.0709892171" calcext:value-type="float">
            <text:p>15731.07098921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A30]^[.B30]" office:value-type="float" office:value="24389" calcext:value-type="float">
            <text:p>243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table:formula="of:=[.A31]^[.B31]" office:value-type="float" office:value="37938.1273150585" calcext:value-type="float">
            <text:p>37938.12731505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.2</text:p>
          </table:table-cell>
          <table:table-cell table:formula="of:=[.A32]^[.B32]" office:value-type="float" office:value="59204.8684222089" calcext:value-type="float">
            <text:p>59204.86842220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table:formula="of:=[.A33]^[.B33]" office:value-type="float" office:value="92681.9000236831" calcext:value-type="float">
            <text:p>92681.90002368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4" calcext:value-type="float">
            <text:p>3.4</text:p>
          </table:table-cell>
          <table:table-cell table:formula="of:=[.A34]^[.B34]" office:value-type="float" office:value="145528.279711485" calcext:value-type="float">
            <text:p>145528.2797114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table:formula="of:=[.A35]^[.B35]" office:value-type="float" office:value="229179.733275" calcext:value-type="float">
            <text:p>229179.7332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table:formula="of:=[.A36]^[.B36]" office:value-type="float" office:value="361946.981943399" calcext:value-type="float">
            <text:p>361946.9819433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table:formula="of:=[.A37]^[.B37]" office:value-type="float" office:value="573217.252061473" calcext:value-type="float">
            <text:p>573217.2520614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table:formula="of:=[.A38]^[.B38]" office:value-type="float" office:value="910262.290287913" calcext:value-type="float">
            <text:p>910262.2902879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.9</text:p>
          </table:table-cell>
          <table:table-cell table:formula="of:=[.A39]^[.B39]" office:value-type="float" office:value="1449292.44006844" calcext:value-type="float">
            <text:p>1449292.440068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40]^[.B40]" office:value-type="float" office:value="2313441" calcext:value-type="float">
            <text:p>23134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table:formula="of:=[.A41]^[.B41]" office:value-type="float" office:value="3702081.40695532" calcext:value-type="float">
            <text:p>3702081.406955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2" calcext:value-type="float">
            <text:p>4.2</text:p>
          </table:table-cell>
          <table:table-cell table:formula="of:=[.A42]^[.B42]" office:value-type="float" office:value="5938711.09344506" calcext:value-type="float">
            <text:p>5938711.093445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3" calcext:value-type="float">
            <text:p>4.3</text:p>
          </table:table-cell>
          <table:table-cell table:formula="of:=[.A43]^[.B43]" office:value-type="float" office:value="9549309.04583989" calcext:value-type="float">
            <text:p>9549309.045839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4" calcext:value-type="float">
            <text:p>4.4</text:p>
          </table:table-cell>
          <table:table-cell table:formula="of:=[.A44]^[.B44]" office:value-type="float" office:value="15390800.3506217" calcext:value-type="float">
            <text:p>15390800.35062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" calcext:value-type="float">
            <text:p>4.5</text:p>
          </table:table-cell>
          <table:table-cell table:formula="of:=[.A45]^[.B45]" office:value-type="float" office:value="24862056.2204638" calcext:value-type="float">
            <text:p>24862056.22046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" calcext:value-type="float">
            <text:p>4.6</text:p>
          </table:table-cell>
          <table:table-cell table:formula="of:=[.A46]^[.B46]" office:value-type="float" office:value="40251082.3819167" calcext:value-type="float">
            <text:p>40251082.38191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7" calcext:value-type="float">
            <text:p>4.7</text:p>
          </table:table-cell>
          <table:table-cell table:formula="of:=[.A47]^[.B47]" office:value-type="float" office:value="65307312.0015134" calcext:value-type="float">
            <text:p>65307312.00151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 style:data-style-name="N2" text:time-value="16:11:40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3T16:58:55.044000000</dc:date>
    <meta:editing-duration>PT9H47M17S</meta:editing-duration>
    <meta:editing-cycles>2</meta:editing-cycles>
    <meta:generator>LibreOffice/4.4.1.2$Windows_x86 LibreOffice_project/45e2de17089c24a1fa810c8f975a7171ba4cd432</meta:generator>
    <meta:document-statistic meta:table-count="3" meta:cell-count="1218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legend chart:legend-position="end" svg:x="12.525cm" svg:y="4.203cm" style:legend-expansion="high" chart:style-name="ch2"/>
        <chart:plot-area chart:style-name="ch3" table:cell-range-address="'MbmCommonSetting-StaffBaseRankRange'.A1:'MbmCommonSetting-StaffBaseRankRange'.A88" chart:data-source-has-labels="row" svg:x="-0.032cm" svg:y="0.391cm" svg:width="11.882cm" svg:height="8.644cm">
          <chartooo:coordinate-region svg:x="0.96cm" svg:y="0.59cm" svg:width="10.877cm" svg:height="7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A2:'MbmCommonSetting-StaffBaseRankRange'.A88" chart:label-cell-address="'MbmCommonSetting-StaffBaseRankRange'.A1:'MbmCommonSetting-StaffBaseRankRange'.A1" chart:class="chart:line"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SectionLv</text:p>
                <draw:g>
                  <svg:desc>'MbmCommonSetting-StaffBaseRankRange'.A1:'MbmCommonSetting-StaffBaseRankRang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bmCommonSetting-StaffBaseRankRange'.A2:'MbmCommonSetting-StaffBaseRankRange'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">
                <text:p>9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17cm" svg:height="16.974cm" xlink:href=".." xlink:type="simple" chart:class="chart:line" chart:style-name="ch1">
        <chart:legend chart:legend-position="end" svg:x="19.865cm" svg:y="8.188cm" style:legend-expansion="high" chart:style-name="ch2"/>
        <chart:plot-area chart:style-name="ch3" table:cell-range-address="Sheet2.C1:Sheet2.C47" svg:x="0.454cm" svg:y="0.339cm" svg:width="18.957cm" svg:height="16.296cm">
          <chartooo:coordinate-region svg:x="2.187cm" svg:y="0.538cm" svg:width="17.037cm" svg:height="15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47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1:Sheet2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114441334492">
                <text:p>1.23114441334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184557391536">
                <text:p>1.5518455739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652780440377">
                <text:p>2.62652780440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0514408640719">
                <text:p>3.50514408640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4327639380337">
                <text:p>4.74327639380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9801917084989">
                <text:p>6.49801917084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769336928224">
                <text:p>17.769336928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2892307921337">
                <text:p>25.2892307921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2677566665581">
                <text:p>36.2677566665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1633458798111">
                <text:p>76.1633458798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.430472101904">
                <text:p>111.430472101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.986485559087">
                <text:p>163.986485559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.670932899225">
                <text:p>242.670932899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9.713139069425">
                <text:p>539.713139069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0.741582678372">
                <text:p>810.741582678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3.41039394737">
                <text:p>1223.41039394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4.15828663765">
                <text:p>1854.15828663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1.81218368622">
                <text:p>2821.81218368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11.6551920663">
                <text:p>4311.6551920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3.44946770869">
                <text:p>6613.44946770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1.6588104587">
                <text:p>10181.6588104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31.0709892171">
                <text:p>15731.0709892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389">
                <text:p>24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938.1273150585">
                <text:p>37938.1273150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204.8684222089">
                <text:p>59204.8684222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681.9000236831">
                <text:p>92681.9000236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528.279711485">
                <text:p>145528.279711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9179.733275">
                <text:p>229179.733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946.981943399">
                <text:p>361946.981943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217.252061473">
                <text:p>573217.252061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0262.290287913">
                <text:p>910262.2902879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9292.44006844">
                <text:p>1449292.44006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3441">
                <text:p>2313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02081.40695532">
                <text:p>3702081.40695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38711.09344506">
                <text:p>5938711.09344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49309.04583989">
                <text:p>9549309.04583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90800.3506217">
                <text:p>15390800.35062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862056.2204638">
                <text:p>24862056.2204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251082.3819167">
                <text:p>40251082.3819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307312.0015134">
                <text:p>65307312.0015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3.944cm" svg:height="18.105cm" xlink:href=".." xlink:type="simple" chart:class="chart:scatter" chart:style-name="ch1">
        <chart:legend chart:legend-position="end" svg:x="52.044cm" svg:y="6.512cm" style:legend-expansion="high" chart:style-name="ch2"/>
        <chart:plot-area chart:style-name="ch3" table:cell-range-address="'MbmCommonSetting-StaffBaseRankRange'.A2:'MbmCommonSetting-StaffBaseRankRange'.K88 'MbmCommonSetting-StaffBaseRankRange'.B1:'MbmCommonSetting-StaffBaseRankRange'.K1" chart:data-source-has-labels="row" svg:x="0.622cm" svg:y="0.806cm" svg:width="48.811cm" svg:height="16.521cm">
          <chartooo:coordinate-region svg:x="1.429cm" svg:y="1.005cm" svg:width="47.632cm" svg:height="15.6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B2:'MbmCommonSetting-StaffBaseRankRange'.B88" chart:label-cell-address="'MbmCommonSetting-StaffBaseRankRange'.B1:'MbmCommonSetting-StaffBaseRankRange'.B1" chart:class="chart:scatter">
            <chart:domain table:cell-range-address="'MbmCommonSetting-StaffBaseRankRange'.A2:'MbmCommonSetting-StaffBaseRankRange'.A88"/>
            <chart:data-point chart:repeated="87"/>
          </chart:series>
          <chart:series chart:style-name="ch7" chart:values-cell-range-address="'MbmCommonSetting-StaffBaseRankRange'.C2:'MbmCommonSetting-StaffBaseRankRange'.C88" chart:label-cell-address="'MbmCommonSetting-StaffBaseRankRange'.C1:'MbmCommonSetting-StaffBaseRankRange'.C1" chart:class="chart:scatter">
            <chart:data-point chart:repeated="87"/>
          </chart:series>
          <chart:series chart:style-name="ch8" chart:values-cell-range-address="'MbmCommonSetting-StaffBaseRankRange'.D2:'MbmCommonSetting-StaffBaseRankRange'.D88" chart:label-cell-address="'MbmCommonSetting-StaffBaseRankRange'.D1:'MbmCommonSetting-StaffBaseRankRange'.D1" chart:class="chart:scatter">
            <chart:data-point chart:repeated="87"/>
          </chart:series>
          <chart:series chart:style-name="ch9" chart:values-cell-range-address="'MbmCommonSetting-StaffBaseRankRange'.E2:'MbmCommonSetting-StaffBaseRankRange'.E88" chart:label-cell-address="'MbmCommonSetting-StaffBaseRankRange'.E1:'MbmCommonSetting-StaffBaseRankRange'.E1" chart:class="chart:scatter">
            <chart:data-point chart:repeated="87"/>
          </chart:series>
          <chart:series chart:style-name="ch10" chart:values-cell-range-address="'MbmCommonSetting-StaffBaseRankRange'.F2:'MbmCommonSetting-StaffBaseRankRange'.F88" chart:label-cell-address="'MbmCommonSetting-StaffBaseRankRange'.F1:'MbmCommonSetting-StaffBaseRankRange'.F1" chart:class="chart:scatter">
            <chart:data-point chart:repeated="87"/>
          </chart:series>
          <chart:series chart:style-name="ch11" chart:values-cell-range-address="'MbmCommonSetting-StaffBaseRankRange'.G2:'MbmCommonSetting-StaffBaseRankRange'.G88" chart:label-cell-address="'MbmCommonSetting-StaffBaseRankRange'.G1:'MbmCommonSetting-StaffBaseRankRange'.G1" chart:class="chart:scatter">
            <chart:data-point chart:repeated="87"/>
          </chart:series>
          <chart:series chart:style-name="ch12" chart:values-cell-range-address="'MbmCommonSetting-StaffBaseRankRange'.H2:'MbmCommonSetting-StaffBaseRankRange'.H88" chart:label-cell-address="'MbmCommonSetting-StaffBaseRankRange'.H1:'MbmCommonSetting-StaffBaseRankRange'.H1" chart:class="chart:scatter">
            <chart:data-point chart:repeated="87"/>
          </chart:series>
          <chart:series chart:style-name="ch13" chart:values-cell-range-address="'MbmCommonSetting-StaffBaseRankRange'.I2:'MbmCommonSetting-StaffBaseRankRange'.I88" chart:label-cell-address="'MbmCommonSetting-StaffBaseRankRange'.I1:'MbmCommonSetting-StaffBaseRankRange'.I1" chart:class="chart:scatter">
            <chart:data-point chart:repeated="87"/>
          </chart:series>
          <chart:series chart:style-name="ch14" chart:values-cell-range-address="'MbmCommonSetting-StaffBaseRankRange'.J2:'MbmCommonSetting-StaffBaseRankRange'.J88" chart:label-cell-address="'MbmCommonSetting-StaffBaseRankRange'.J1:'MbmCommonSetting-StaffBaseRankRange'.J1" chart:class="chart:scatter">
            <chart:data-point chart:repeated="87"/>
          </chart:series>
          <chart:series chart:style-name="ch15" chart:values-cell-range-address="'MbmCommonSetting-StaffBaseRankRange'.K2:'MbmCommonSetting-StaffBaseRankRange'.K88" chart:label-cell-address="'MbmCommonSetting-StaffBaseRankRange'.K1:'MbmCommonSetting-StaffBaseRankRange'.K1" chart:class="chart:scatter">
            <chart:data-point chart:repeated="8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</text:p>
                <draw:g>
                  <svg:desc>'MbmCommonSetting-StaffBaseRankRange'.B1:'MbmCommonSetting-StaffBaseRankRange'.B1</svg:desc>
                </draw:g>
              </table:table-cell>
              <table:table-cell office:value-type="string">
                <text:p>f</text:p>
                <draw:g>
                  <svg:desc>'MbmCommonSetting-StaffBaseRankRange'.C1:'MbmCommonSetting-StaffBaseRankRange'.C1</svg:desc>
                </draw:g>
              </table:table-cell>
              <table:table-cell office:value-type="string">
                <text:p>e</text:p>
                <draw:g>
                  <svg:desc>'MbmCommonSetting-StaffBaseRankRange'.D1:'MbmCommonSetting-StaffBaseRankRange'.D1</svg:desc>
                </draw:g>
              </table:table-cell>
              <table:table-cell office:value-type="string">
                <text:p>d</text:p>
                <draw:g>
                  <svg:desc>'MbmCommonSetting-StaffBaseRankRange'.E1:'MbmCommonSetting-StaffBaseRankRange'.E1</svg:desc>
                </draw:g>
              </table:table-cell>
              <table:table-cell office:value-type="string">
                <text:p>c</text:p>
                <draw:g>
                  <svg:desc>'MbmCommonSetting-StaffBaseRankRange'.F1:'MbmCommonSetting-StaffBaseRankRange'.F1</svg:desc>
                </draw:g>
              </table:table-cell>
              <table:table-cell office:value-type="string">
                <text:p>b</text:p>
                <draw:g>
                  <svg:desc>'MbmCommonSetting-StaffBaseRankRange'.G1:'MbmCommonSetting-StaffBaseRankRange'.G1</svg:desc>
                </draw:g>
              </table:table-cell>
              <table:table-cell office:value-type="string">
                <text:p>a</text:p>
                <draw:g>
                  <svg:desc>'MbmCommonSetting-StaffBaseRankRange'.H1:'MbmCommonSetting-StaffBaseRankRange'.H1</svg:desc>
                </draw:g>
              </table:table-cell>
              <table:table-cell office:value-type="string">
                <text:p>s</text:p>
                <draw:g>
                  <svg:desc>'MbmCommonSetting-StaffBaseRankRange'.I1:'MbmCommonSetting-StaffBaseRankRange'.I1</svg:desc>
                </draw:g>
              </table:table-cell>
              <table:table-cell office:value-type="string">
                <text:p>sp</text:p>
                <draw:g>
                  <svg:desc>'MbmCommonSetting-StaffBaseRankRange'.J1:'MbmCommonSetting-StaffBaseRankRange'.J1</svg:desc>
                </draw:g>
              </table:table-cell>
              <table:table-cell office:value-type="string">
                <text:p>spp</text:p>
                <draw:g>
                  <svg:desc>'MbmCommonSetting-StaffBaseRankRange'.K1:'MbmCommonSetting-StaffBaseRankRang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bmCommonSetting-StaffBaseRankRange'.A2:'MbmCommonSetting-StaffBaseRankRange'.A88</svg:desc>
                </draw:g>
              </table:table-cell>
              <table:table-cell office:value-type="float" office:value="10">
                <text:p>10</text:p>
                <draw:g>
                  <svg:desc>'MbmCommonSetting-StaffBaseRankRange'.B2:'MbmCommonSetting-StaffBaseRankRange'.B88</svg:desc>
                </draw:g>
              </table:table-cell>
              <table:table-cell office:value-type="float" office:value="90">
                <text:p>90</text:p>
                <draw:g>
                  <svg:desc>'MbmCommonSetting-StaffBaseRankRange'.C2:'MbmCommonSetting-StaffBaseRankRange'.C88</svg:desc>
                </draw:g>
              </table:table-cell>
              <table:table-cell office:value-type="float" office:value="0">
                <text:p>0</text:p>
                <draw:g>
                  <svg:desc>'MbmCommonSetting-StaffBaseRankRange'.D2:'MbmCommonSetting-StaffBaseRankRange'.D88</svg:desc>
                </draw:g>
              </table:table-cell>
              <table:table-cell office:value-type="float" office:value="0">
                <text:p>0</text:p>
                <draw:g>
                  <svg:desc>'MbmCommonSetting-StaffBaseRankRange'.E2:'MbmCommonSetting-StaffBaseRankRange'.E88</svg:desc>
                </draw:g>
              </table:table-cell>
              <table:table-cell office:value-type="float" office:value="0">
                <text:p>0</text:p>
                <draw:g>
                  <svg:desc>'MbmCommonSetting-StaffBaseRankRange'.F2:'MbmCommonSetting-StaffBaseRankRange'.F88</svg:desc>
                </draw:g>
              </table:table-cell>
              <table:table-cell office:value-type="float" office:value="0">
                <text:p>0</text:p>
                <draw:g>
                  <svg:desc>'MbmCommonSetting-StaffBaseRankRange'.G2:'MbmCommonSetting-StaffBaseRankRange'.G88</svg:desc>
                </draw:g>
              </table:table-cell>
              <table:table-cell office:value-type="float" office:value="0">
                <text:p>0</text:p>
                <draw:g>
                  <svg:desc>'MbmCommonSetting-StaffBaseRankRange'.H2:'MbmCommonSetting-StaffBaseRankRange'.H88</svg:desc>
                </draw:g>
              </table:table-cell>
              <table:table-cell office:value-type="float" office:value="0">
                <text:p>0</text:p>
                <draw:g>
                  <svg:desc>'MbmCommonSetting-StaffBaseRankRange'.I2:'MbmCommonSetting-StaffBaseRankRange'.I88</svg:desc>
                </draw:g>
              </table:table-cell>
              <table:table-cell office:value-type="float" office:value="0">
                <text:p>0</text:p>
                <draw:g>
                  <svg:desc>'MbmCommonSetting-StaffBaseRankRange'.J2:'MbmCommonSetting-StaffBaseRankRange'.J88</svg:desc>
                </draw:g>
              </table:table-cell>
              <table:table-cell office:value-type="float" office:value="0">
                <text:p>0</text:p>
                <draw:g>
                  <svg:desc>'MbmCommonSetting-StaffBaseRankRange'.K2:'MbmCommonSetting-StaffBaseRankRange'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2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8.179cm" svg:height="21.907cm" xlink:href=".." xlink:type="simple" chart:class="chart:line" chart:column-mapping="0 1 2 3 4 5 6 7 8 9" chart:style-name="ch1">
        <chart:legend chart:legend-position="end" svg:x="45.3cm" svg:y="8.164cm" style:legend-expansion="high" chart:style-name="ch2"/>
        <chart:plot-area chart:style-name="ch3" table:cell-range-address="'MbmCommonSetting-StaffBaseRankRange'.A1:'MbmCommonSetting-StaffBaseRankRange'.K88 'MbmCommonSetting-StaffBaseRankRange'.Q2:'MbmCommonSetting-StaffBaseRankRange'.Q53" chart:data-source-has-labels="both" svg:x="0.963cm" svg:y="0.438cm" svg:width="43.374cm" svg:height="21.031cm">
          <chartooo:coordinate-region svg:x="1.69cm" svg:y="0.57cm" svg:width="42.287cm" svg:height="20.633cm"/>
          <chart:axis chart:dimension="x" chart:name="primary-x" chart:style-name="ch4" chartooo:axis-type="auto">
            <chartooo:date-scale/>
            <chart:categories table:cell-range-address="'MbmCommonSetting-StaffBaseRankRange'.A2:'MbmCommonSetting-StaffBaseRankRange'.A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Q2:'MbmCommonSetting-StaffBaseRankRange'.Q53" chart:class="chart:line">
            <chart:data-point chart:repeated="52"/>
          </chart:series>
          <chart:series chart:style-name="ch7" chart:values-cell-range-address="'MbmCommonSetting-StaffBaseRankRange'.B2:'MbmCommonSetting-StaffBaseRankRange'.B88" chart:label-cell-address="'MbmCommonSetting-StaffBaseRankRange'.B1:'MbmCommonSetting-StaffBaseRankRange'.B1" chart:class="chart:line">
            <chart:data-point chart:repeated="87"/>
          </chart:series>
          <chart:series chart:style-name="ch8" chart:values-cell-range-address="'MbmCommonSetting-StaffBaseRankRange'.C2:'MbmCommonSetting-StaffBaseRankRange'.C88" chart:label-cell-address="'MbmCommonSetting-StaffBaseRankRange'.C1:'MbmCommonSetting-StaffBaseRankRange'.C1" chart:class="chart:line">
            <chart:data-point chart:repeated="87"/>
          </chart:series>
          <chart:series chart:style-name="ch9" chart:values-cell-range-address="'MbmCommonSetting-StaffBaseRankRange'.D2:'MbmCommonSetting-StaffBaseRankRange'.D88" chart:label-cell-address="'MbmCommonSetting-StaffBaseRankRange'.D1:'MbmCommonSetting-StaffBaseRankRange'.D1" chart:class="chart:line">
            <chart:data-point chart:repeated="87"/>
          </chart:series>
          <chart:series chart:style-name="ch10" chart:values-cell-range-address="'MbmCommonSetting-StaffBaseRankRange'.E2:'MbmCommonSetting-StaffBaseRankRange'.E88" chart:label-cell-address="'MbmCommonSetting-StaffBaseRankRange'.E1:'MbmCommonSetting-StaffBaseRankRange'.E1" chart:class="chart:line">
            <chart:data-point chart:repeated="87"/>
          </chart:series>
          <chart:series chart:style-name="ch11" chart:values-cell-range-address="'MbmCommonSetting-StaffBaseRankRange'.F2:'MbmCommonSetting-StaffBaseRankRange'.F88" chart:label-cell-address="'MbmCommonSetting-StaffBaseRankRange'.F1:'MbmCommonSetting-StaffBaseRankRange'.F1" chart:class="chart:line">
            <chart:data-point chart:repeated="87"/>
          </chart:series>
          <chart:series chart:style-name="ch12" chart:values-cell-range-address="'MbmCommonSetting-StaffBaseRankRange'.G2:'MbmCommonSetting-StaffBaseRankRange'.G88" chart:label-cell-address="'MbmCommonSetting-StaffBaseRankRange'.G1:'MbmCommonSetting-StaffBaseRankRange'.G1" chart:class="chart:line">
            <chart:data-point chart:repeated="87"/>
          </chart:series>
          <chart:series chart:style-name="ch13" chart:values-cell-range-address="'MbmCommonSetting-StaffBaseRankRange'.H2:'MbmCommonSetting-StaffBaseRankRange'.H88" chart:label-cell-address="'MbmCommonSetting-StaffBaseRankRange'.H1:'MbmCommonSetting-StaffBaseRankRange'.H1" chart:class="chart:line">
            <chart:data-point chart:repeated="87"/>
          </chart:series>
          <chart:series chart:style-name="ch14" chart:values-cell-range-address="'MbmCommonSetting-StaffBaseRankRange'.I2:'MbmCommonSetting-StaffBaseRankRange'.I88" chart:label-cell-address="'MbmCommonSetting-StaffBaseRankRange'.I1:'MbmCommonSetting-StaffBaseRankRange'.I1" chart:class="chart:line">
            <chart:data-point chart:repeated="87"/>
          </chart:series>
          <chart:series chart:style-name="ch15" chart:values-cell-range-address="'MbmCommonSetting-StaffBaseRankRange'.J2:'MbmCommonSetting-StaffBaseRankRange'.J88" chart:label-cell-address="'MbmCommonSetting-StaffBaseRankRange'.J1:'MbmCommonSetting-StaffBaseRankRange'.J1" chart:class="chart:line">
            <chart:data-point chart:repeated="87"/>
          </chart:series>
          <chart:series chart:style-name="ch16" chart:values-cell-range-address="'MbmCommonSetting-StaffBaseRankRange'.K2:'MbmCommonSetting-StaffBaseRankRange'.K88" chart:label-cell-address="'MbmCommonSetting-StaffBaseRankRange'.K1:'MbmCommonSetting-StaffBaseRankRange'.K1" chart:class="chart:line">
            <chart:data-point chart:repeated="8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g</text:p>
                <draw:g>
                  <svg:desc>'MbmCommonSetting-StaffBaseRankRange'.B1:'MbmCommonSetting-StaffBaseRankRange'.B1</svg:desc>
                </draw:g>
              </table:table-cell>
              <table:table-cell office:value-type="string">
                <text:p>f</text:p>
                <draw:g>
                  <svg:desc>'MbmCommonSetting-StaffBaseRankRange'.C1:'MbmCommonSetting-StaffBaseRankRange'.C1</svg:desc>
                </draw:g>
              </table:table-cell>
              <table:table-cell office:value-type="string">
                <text:p>e</text:p>
                <draw:g>
                  <svg:desc>'MbmCommonSetting-StaffBaseRankRange'.D1:'MbmCommonSetting-StaffBaseRankRange'.D1</svg:desc>
                </draw:g>
              </table:table-cell>
              <table:table-cell office:value-type="string">
                <text:p>d</text:p>
                <draw:g>
                  <svg:desc>'MbmCommonSetting-StaffBaseRankRange'.E1:'MbmCommonSetting-StaffBaseRankRange'.E1</svg:desc>
                </draw:g>
              </table:table-cell>
              <table:table-cell office:value-type="string">
                <text:p>c</text:p>
                <draw:g>
                  <svg:desc>'MbmCommonSetting-StaffBaseRankRange'.F1:'MbmCommonSetting-StaffBaseRankRange'.F1</svg:desc>
                </draw:g>
              </table:table-cell>
              <table:table-cell office:value-type="string">
                <text:p>b</text:p>
                <draw:g>
                  <svg:desc>'MbmCommonSetting-StaffBaseRankRange'.G1:'MbmCommonSetting-StaffBaseRankRange'.G1</svg:desc>
                </draw:g>
              </table:table-cell>
              <table:table-cell office:value-type="string">
                <text:p>a</text:p>
                <draw:g>
                  <svg:desc>'MbmCommonSetting-StaffBaseRankRange'.H1:'MbmCommonSetting-StaffBaseRankRange'.H1</svg:desc>
                </draw:g>
              </table:table-cell>
              <table:table-cell office:value-type="string">
                <text:p>s</text:p>
                <draw:g>
                  <svg:desc>'MbmCommonSetting-StaffBaseRankRange'.I1:'MbmCommonSetting-StaffBaseRankRange'.I1</svg:desc>
                </draw:g>
              </table:table-cell>
              <table:table-cell office:value-type="string">
                <text:p>sp</text:p>
                <draw:g>
                  <svg:desc>'MbmCommonSetting-StaffBaseRankRange'.J1:'MbmCommonSetting-StaffBaseRankRange'.J1</svg:desc>
                </draw:g>
              </table:table-cell>
              <table:table-cell office:value-type="string">
                <text:p>spp</text:p>
                <draw:g>
                  <svg:desc>'MbmCommonSetting-StaffBaseRankRange'.K1:'MbmCommonSetting-StaffBaseRankRange'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bmCommonSetting-StaffBaseRankRange'.A2:'MbmCommonSetting-StaffBaseRankRange'.A88</svg:desc>
                </draw:g>
              </table:table-cell>
              <table:table-cell office:value-type="float" office:value="126.914">
                <text:p>126.914</text:p>
                <draw:g>
                  <svg:desc>'MbmCommonSetting-StaffBaseRankRange'.Q2:'MbmCommonSetting-StaffBaseRankRange'.Q53</svg:desc>
                </draw:g>
              </table:table-cell>
              <table:table-cell office:value-type="float" office:value="10">
                <text:p>10</text:p>
                <draw:g>
                  <svg:desc>'MbmCommonSetting-StaffBaseRankRange'.B2:'MbmCommonSetting-StaffBaseRankRange'.B88</svg:desc>
                </draw:g>
              </table:table-cell>
              <table:table-cell office:value-type="float" office:value="90">
                <text:p>90</text:p>
                <draw:g>
                  <svg:desc>'MbmCommonSetting-StaffBaseRankRange'.C2:'MbmCommonSetting-StaffBaseRankRange'.C88</svg:desc>
                </draw:g>
              </table:table-cell>
              <table:table-cell office:value-type="float" office:value="0">
                <text:p>0</text:p>
                <draw:g>
                  <svg:desc>'MbmCommonSetting-StaffBaseRankRange'.D2:'MbmCommonSetting-StaffBaseRankRange'.D88</svg:desc>
                </draw:g>
              </table:table-cell>
              <table:table-cell office:value-type="float" office:value="0">
                <text:p>0</text:p>
                <draw:g>
                  <svg:desc>'MbmCommonSetting-StaffBaseRankRange'.E2:'MbmCommonSetting-StaffBaseRankRange'.E88</svg:desc>
                </draw:g>
              </table:table-cell>
              <table:table-cell office:value-type="float" office:value="0">
                <text:p>0</text:p>
                <draw:g>
                  <svg:desc>'MbmCommonSetting-StaffBaseRankRange'.F2:'MbmCommonSetting-StaffBaseRankRange'.F88</svg:desc>
                </draw:g>
              </table:table-cell>
              <table:table-cell office:value-type="float" office:value="0">
                <text:p>0</text:p>
                <draw:g>
                  <svg:desc>'MbmCommonSetting-StaffBaseRankRange'.G2:'MbmCommonSetting-StaffBaseRankRange'.G88</svg:desc>
                </draw:g>
              </table:table-cell>
              <table:table-cell office:value-type="float" office:value="0">
                <text:p>0</text:p>
                <draw:g>
                  <svg:desc>'MbmCommonSetting-StaffBaseRankRange'.H2:'MbmCommonSetting-StaffBaseRankRange'.H88</svg:desc>
                </draw:g>
              </table:table-cell>
              <table:table-cell office:value-type="float" office:value="0">
                <text:p>0</text:p>
                <draw:g>
                  <svg:desc>'MbmCommonSetting-StaffBaseRankRange'.I2:'MbmCommonSetting-StaffBaseRankRange'.I88</svg:desc>
                </draw:g>
              </table:table-cell>
              <table:table-cell office:value-type="float" office:value="0">
                <text:p>0</text:p>
                <draw:g>
                  <svg:desc>'MbmCommonSetting-StaffBaseRankRange'.J2:'MbmCommonSetting-StaffBaseRankRange'.J88</svg:desc>
                </draw:g>
              </table:table-cell>
              <table:table-cell office:value-type="float" office:value="0">
                <text:p>0</text:p>
                <draw:g>
                  <svg:desc>'MbmCommonSetting-StaffBaseRankRange'.K2:'MbmCommonSetting-StaffBaseRankRange'.K8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7.2115">
                <text:p>127.2115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7.504">
                <text:p>127.504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7.7915">
                <text:p>127.7915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8.074">
                <text:p>128.074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8.3515">
                <text:p>128.351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8.624">
                <text:p>128.624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8.8915">
                <text:p>128.8915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9.154">
                <text:p>129.154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9.664">
                <text:p>129.664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0.154">
                <text:p>130.154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0.624">
                <text:p>130.624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2.1115">
                <text:p>132.1115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3.354">
                <text:p>133.354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34.3515">
                <text:p>134.351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35.104">
                <text:p>135.104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35.6115">
                <text:p>135.611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35.874">
                <text:p>135.874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35.8915">
                <text:p>135.891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5.664">
                <text:p>135.66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35.1915">
                <text:p>135.19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34.474">
                <text:p>134.47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33.5115">
                <text:p>133.51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32.304">
                <text:p>132.30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30.8515">
                <text:p>130.85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29.154">
                <text:p>129.15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27.2115">
                <text:p>127.2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5.024">
                <text:p>125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22.5915">
                <text:p>122.5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9.914">
                <text:p>119.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16.9915">
                <text:p>116.9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13.824">
                <text:p>113.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10.4115">
                <text:p>110.4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06.754">
                <text:p>106.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02.8515">
                <text:p>102.8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98.704">
                <text:p>98.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94.3115">
                <text:p>94.3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89.674">
                <text:p>89.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84.7915">
                <text:p>84.7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9.664">
                <text:p>79.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74.2915">
                <text:p>74.2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68.674">
                <text:p>68.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2.8115">
                <text:p>62.8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56.704">
                <text:p>56.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50.3515">
                <text:p>50.3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43.754">
                <text:p>43.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6.9115">
                <text:p>36.9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9.824">
                <text:p>29.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2.4915">
                <text:p>22.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4.914">
                <text:p>14.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7.0915">
                <text:p>7.0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975999999999999">
                <text:p>-0.975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